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NewRoman" svg:font-family="TimesNewRoman" style:font-family-generic="system" svg:panose-1="0 0 0 0 0 0 0 0 0 0"/>
    <style:font-face style:name="TimesNewRoman,Bold" svg:font-family="TimesNewRoman,Bold" style:font-family-generic="system" svg:panose-1="0 0 0 0 0 0 0 0 0 0"/>
  </office:font-face-decls>
  <office:automatic-styles>
    <style:style style:name="P1" style:parent-style-name="Název" style:master-page-name="MP0" style:family="paragraph">
      <style:paragraph-properties fo:break-before="page" fo:text-align="justify" fo:line-height="115%" fo:margin-left="0.0784in" fo:margin-right="0.0784in">
        <style:tab-stops/>
      </style:paragraph-properties>
      <style:text-properties style:font-size-complex="12pt"/>
    </style:style>
    <style:style style:name="TableColumn3" style:family="table-column">
      <style:table-column-properties style:column-width="2.4375in"/>
    </style:style>
    <style:style style:name="TableColumn4" style:family="table-column">
      <style:table-column-properties style:column-width="4.0361in"/>
    </style:style>
    <style:style style:name="Table2" style:family="table">
      <style:table-properties style:width="6.4736in" fo:margin-left="0in" table:align="left"/>
    </style:style>
    <style:style style:name="TableRow5" style:family="table-row">
      <style:table-row-properties style:min-row-height="0.5208in"/>
    </style:style>
    <style:style style:name="TableCell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" style:parent-style-name="Normální" style:family="paragraph">
      <style:text-properties style:font-name="Calibri" style:font-name-asian="Calibri" fo:font-weight="bold" style:font-weight-asian="bold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" style:parent-style-name="Normální" style:family="paragraph">
      <style:paragraph-properties fo:text-align="justify"/>
      <style:text-properties style:font-name="Calibri" style:font-name-asian="Calibri"/>
    </style:style>
    <style:style style:name="TableRow10" style:family="table-row">
      <style:table-row-properties style:min-row-height="0.4881in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ální" style:family="paragraph">
      <style:text-properties style:font-name="Calibri" style:font-name-asian="Calibri" fo:font-weight="bold" style:font-weight-asian="bold"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ální" style:family="paragraph">
      <style:paragraph-properties fo:text-align="justify"/>
    </style:style>
    <style:style style:name="T15" style:parent-style-name="Zdůraznění" style:family="text">
      <style:text-properties style:font-name="Calibri" style:font-name-complex="Arial" fo:font-weight="bold" style:font-weight-asian="bold" style:font-weight-complex="bold" fo:font-style="normal" style:font-style-asian="normal" style:font-style-complex="normal" fo:color="#6A6A6A" fo:background-color="#FFFFFF"/>
    </style:style>
    <style:style style:name="T16" style:parent-style-name="Zdůraznění" style:family="text">
      <style:text-properties style:font-name="Calibri" style:font-name-complex="Arial" fo:font-weight="bold" style:font-weight-asian="bold" style:font-weight-complex="bold" fo:font-style="normal" style:font-style-asian="normal" style:font-style-complex="normal" fo:color="#6A6A6A" fo:background-color="#FFFFFF"/>
    </style:style>
    <style:style style:name="T17" style:parent-style-name="Standardnípísmoodstavce" style:family="text">
      <style:text-properties style:font-name="Calibri" style:font-name-complex="Arial" fo:color="#545454" fo:background-color="#FFFFFF"/>
    </style:style>
    <style:style style:name="TableRow18" style:family="table-row">
      <style:table-row-properties style:min-row-height="0.584in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ální" style:family="paragraph">
      <style:text-properties style:font-name="Calibri" style:font-name-asian="Calibri" fo:font-weight="bold" style:font-weight-asian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ální" style:family="paragraph">
      <style:paragraph-properties fo:text-align="justify"/>
      <style:text-properties style:font-name="Calibri" style:font-name-asian="Calibri"/>
    </style:style>
    <style:style style:name="TableRow23" style:family="table-row">
      <style:table-row-properties style:min-row-height="0.8236in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ální" style:family="paragraph">
      <style:text-properties style:font-name="Calibri" style:font-name-asian="Calibri" fo:font-weight="bold" style:font-weight-asian="bold"/>
    </style:style>
    <style:style style:name="T26" style:parent-style-name="Standardnípísmoodstavce" style:family="text">
      <style:text-properties style:font-name="Calibri" style:font-name-asian="Calibri" fo:font-style="italic" style:font-style-asian="italic" fo:font-size="11pt" style:font-size-asian="11pt" style:font-size-complex="11pt"/>
    </style:style>
    <style:style style:name="T27" style:parent-style-name="Standardnípísmoodstavce" style:family="text">
      <style:text-properties style:font-name="Calibri" style:font-name-asian="Calibri" fo:font-style="italic" style:font-style-asian="italic" fo:font-size="11pt" style:font-size-asian="11pt" style:font-size-complex="11pt"/>
    </style:style>
    <style:style style:name="T28" style:parent-style-name="Standardnípísmoodstavce" style:family="text">
      <style:text-properties style:font-name="Calibri" style:font-name-asian="Calibri" fo:font-weight="bold" style:font-weight-asian="bold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ální" style:family="paragraph">
      <style:paragraph-properties fo:text-align="justify"/>
    </style:style>
    <style:style style:name="T31" style:parent-style-name="Standardnípísmoodstavce" style:family="text">
      <style:text-properties style:font-name="Calibri"/>
    </style:style>
    <style:style style:name="TableRow32" style:family="table-row">
      <style:table-row-properties style:min-row-height="0.5451in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ální" style:family="paragraph">
      <style:text-properties style:font-name="Calibri" style:font-name-asian="Calibri" fo:font-weight="bold" style:font-weight-asian="bold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paragraph" style:family="paragraph">
      <style:paragraph-properties fo:text-align="justify" fo:margin-top="0in" fo:margin-bottom="0in"/>
      <style:text-properties style:font-name="Calibri" style:font-name-asian="Calibri" fo:font-weight="bold" style:font-weight-asian="bold"/>
    </style:style>
    <style:style style:name="P37" style:parent-style-name="paragraph" style:family="paragraph">
      <style:paragraph-properties fo:text-align="justify" fo:margin-top="0in" fo:margin-bottom="0in"/>
      <style:text-properties style:font-name="Calibri" style:font-name-asian="Calibri"/>
    </style:style>
    <style:style style:name="P38" style:parent-style-name="paragraph" style:family="paragraph">
      <style:paragraph-properties fo:text-align="justify" fo:margin-top="0in" fo:margin-bottom="0in"/>
      <style:text-properties style:font-name="Calibri" style:font-name-asian="Calibri" fo:font-weight="bold" style:font-weight-asian="bold"/>
    </style:style>
    <style:style style:name="P39" style:parent-style-name="Normální" style:family="paragraph">
      <style:paragraph-properties style:text-autospace="none" fo:text-align="justify"/>
    </style:style>
    <style:style style:name="T40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41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42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43" style:parent-style-name="Standardnípísmoodstavce" style:family="text">
      <style:text-properties style:font-name="Calibri" style:font-name-asian="Calibri" style:font-name-complex="TimesNewRoman,Bold" fo:font-weight="bold" style:font-weight-asian="bold" style:font-weight-complex="bold" style:language-asian="en" style:country-asian="US"/>
    </style:style>
    <style:style style:name="T44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45" style:parent-style-name="Standardnípísmoodstavce" style:family="text">
      <style:text-properties style:font-name="Calibri" style:font-name-asian="Calibri" style:font-name-complex="TimesNewRoman,Bold" fo:font-weight="bold" style:font-weight-asian="bold" style:font-weight-complex="bold" style:language-asian="en" style:country-asian="US"/>
    </style:style>
    <style:style style:name="T46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47" style:parent-style-name="Standardnípísmoodstavce" style:family="text">
      <style:text-properties style:font-name="Calibri" style:font-name-asian="Calibri" style:font-name-complex="TimesNewRoman,Bold" fo:font-weight="bold" style:font-weight-asian="bold" style:font-weight-complex="bold" style:language-asian="en" style:country-asian="US"/>
    </style:style>
    <style:style style:name="T48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49" style:parent-style-name="Standardnípísmoodstavce" style:family="text">
      <style:text-properties style:font-name="Calibri" style:font-name-asian="Calibri" style:font-name-complex="TimesNewRoman,Bold" fo:font-weight="bold" style:font-weight-asian="bold" style:font-weight-complex="bold" style:language-asian="en" style:country-asian="US"/>
    </style:style>
    <style:style style:name="T50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51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52" style:parent-style-name="Standardnípísmoodstavce" style:family="text">
      <style:text-properties style:font-name="TimesNewRoman" style:font-name-asian="Calibri" style:font-name-complex="TimesNewRoman" style:language-asian="en" style:country-asian="US"/>
    </style:style>
    <style:style style:name="T53" style:parent-style-name="Standardnípísmoodstavce" style:family="text">
      <style:text-properties style:font-name="Calibri" style:font-name-asian="Calibri" style:font-name-complex="TimesNewRoman" style:language-asian="en" style:country-asian="US"/>
    </style:style>
    <style:style style:name="TableRow54" style:family="table-row">
      <style:table-row-properties style:min-row-height="0.5729in"/>
    </style:style>
    <style:style style:name="TableCell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" style:parent-style-name="Normální" style:family="paragraph">
      <style:text-properties style:font-name="Calibri" style:font-name-asian="Calibri" fo:font-weight="bold" style:font-weight-asian="bold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ální" style:family="paragraph">
      <style:paragraph-properties fo:text-align="justify"/>
      <style:text-properties style:font-name="Calibri" style:font-name-asian="Calibri"/>
    </style:style>
    <style:style style:name="TableRow59" style:family="table-row">
      <style:table-row-properties style:min-row-height="0.4673in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ální" style:family="paragraph">
      <style:text-properties style:font-name="Calibri" style:font-name-asian="Calibri" fo:font-weight="bold" style:font-weight-asian="bold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ální" style:family="paragraph">
      <style:paragraph-properties fo:text-align="justify"/>
    </style:style>
    <style:style style:name="T64" style:parent-style-name="Standardnípísmoodstavce" style:family="text">
      <style:text-properties style:font-name="Calibri" style:font-name-complex="Arial" fo:color="#1F1F1F" fo:background-color="#FFFFFF"/>
    </style:style>
    <style:style style:name="TableRow65" style:family="table-row">
      <style:table-row-properties style:min-row-height="0.5493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ální" style:family="paragraph">
      <style:text-properties style:font-name="Calibri" style:font-name-asian="Calibri" fo:font-weight="bold" style:font-weight-asian="bold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ální" style:family="paragraph">
      <style:paragraph-properties fo:text-align="justify"/>
      <style:text-properties style:font-name="Calibri" style:font-name-asian="Calibri"/>
    </style:style>
    <style:style style:name="TableRow70" style:family="table-row">
      <style:table-row-properties style:min-row-height="0.5881in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ální" style:family="paragraph">
      <style:text-properties style:font-name="Calibri" style:font-name-asian="Calibri" fo:font-weight="bold" style:font-weight-asian="bold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ální" style:family="paragraph">
      <style:paragraph-properties fo:text-align="justify"/>
      <style:text-properties style:font-name="Calibri" style:font-name-asian="Calibri"/>
    </style:style>
    <style:style style:name="P75" style:parent-style-name="Název" style:family="paragraph">
      <style:paragraph-properties fo:text-align="justify" fo:line-height="115%" fo:margin-left="0.0784in" fo:margin-right="0.0784in">
        <style:tab-stops/>
      </style:paragraph-properties>
      <style:text-properties style:font-size-complex="12pt"/>
    </style:style>
    <style:style style:name="P76" style:parent-style-name="Název" style:family="paragraph">
      <style:paragraph-properties fo:text-align="justify" fo:line-height="115%" fo:margin-left="0.0784in" fo:margin-right="0.0784in">
        <style:tab-stops/>
      </style:paragraph-properties>
      <style:text-properties style:font-size-complex="12pt"/>
    </style:style>
    <style:style style:name="P77" style:parent-style-name="Název" style:family="paragraph">
      <style:paragraph-properties fo:text-align="justify" fo:line-height="115%" fo:margin-left="0.0784in" fo:margin-right="0.0784in">
        <style:tab-stops/>
      </style:paragraph-properties>
      <style:text-properties style:font-size-complex="12pt"/>
    </style:style>
    <style:style style:name="P78" style:parent-style-name="Název" style:family="paragraph">
      <style:paragraph-properties fo:text-align="justify" fo:line-height="115%" fo:margin-left="0.0784in" fo:margin-right="0.0784in">
        <style:tab-stops/>
      </style:paragraph-properties>
      <style:text-properties style:font-size-complex="12pt"/>
    </style:style>
    <style:style style:name="P79" style:parent-style-name="Název" style:family="paragraph">
      <style:paragraph-properties fo:text-align="justify" fo:line-height="115%" fo:margin-left="0.0784in" fo:margin-right="0.0784in">
        <style:tab-stops/>
      </style:paragraph-properties>
      <style:text-properties style:font-size-complex="12pt"/>
    </style:style>
    <style:style style:name="P80" style:parent-style-name="Název" style:family="paragraph">
      <style:paragraph-properties fo:text-align="justify" fo:line-height="115%" fo:margin-left="0.0784in" fo:margin-right="0.0784in">
        <style:tab-stops/>
      </style:paragraph-properties>
      <style:text-properties fo:font-weight="normal" style:font-weight-asian="normal" style:font-size-complex="12pt"/>
    </style:style>
  </office:automatic-styles>
  <office:body>
    <office:text text:use-soft-page-breaks="true">
      <text:p text:style-name="P1"/>
      <text:p text:style-name="Vnitřnípředpis1">Název IS</text:p>
      <text:p text:style-name="Normální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ázev eSSL/ISSD:</text:p>
          </table:table-cell>
          <table:table-cell table:style-name="TableCell8">
            <text:p text:style-name="P9">G.</text:p>
          </table:table-cell>
        </table:table-row>
        <table:table-row table:style-name="TableRow10">
          <table:table-cell table:style-name="TableCell11">
            <text:p text:style-name="P12">Dodavatel eSSL/ISSD:</text:p>
          </table:table-cell>
          <table:table-cell table:style-name="TableCell13">
            <text:p text:style-name="P14"><text:span text:style-name="T15">G</text:span><text:span text:style-name="T16">.</text:span><text:span text:style-name="T17"> spol. s r.o</text:span></text:p>
          </table:table-cell>
        </table:table-row>
        <table:table-row table:style-name="TableRow18">
          <table:table-cell table:style-name="TableCell19">
            <text:p text:style-name="P20">Vlastník eSSL/ISSD:</text:p>
          </table:table-cell>
          <table:table-cell table:style-name="TableCell21">
            <text:p text:style-name="P22">Kancelář veřejného ochránce práv</text:p>
          </table:table-cell>
        </table:table-row>
        <table:table-row table:style-name="TableRow23">
          <table:table-cell table:style-name="TableCell24">
            <text:p text:style-name="P25">Popis a účel eSSL/ISSD<text:s/></text:p>
            <text:p text:style-name="Normální"><text:span text:style-name="T26">(základní účel, význam, smysl<text:s/></text:span><text:span text:style-name="T27">a přínos provozování IS)</text:span><text:span text:style-name="T28">:</text:span></text:p>
          </table:table-cell>
          <table:table-cell table:style-name="TableCell29">
            <text:p text:style-name="P30"><text:span text:style-name="T31">Informační systém zajišťující v Kanceláři vedení spisové služby, který je administrativní podporou pro vyřizování podnětů podaných veřejnému ochránci práv a dále slouží k evidenci ekonomických informací.</text:span></text:p>
          </table:table-cell>
        </table:table-row>
        <table:table-row table:style-name="TableRow32">
          <table:table-cell table:style-name="TableCell33">
            <text:p text:style-name="P34">Struktura čísla jednacího<text:s/>/evidenčního čísla:</text:p>
          </table:table-cell>
          <table:table-cell table:style-name="TableCell35">
            <text:p text:style-name="P36">Struktura čísla jednacího:<text:s/></text:p>
            <text:p text:style-name="P37">KVOP-0000/rok<text:s/></text:p>
            <text:p text:style-name="P38">Evidenční číslo:</text:p>
            <text:p text:style-name="P39"><text:span text:style-name="T40">unikátním číslem přiděleným jednotlivými agendami G</text:span><text:span text:style-name="T41">.</text:span><text:span text:style-name="T42"><text:s/>EKO ve tvaru<text:s/></text:span><text:span text:style-name="T43">RRRRXXXXX<text:s/></text:span><text:span text:style-name="T44">(resp.<text:s/></text:span><text:span text:style-name="T45">1XXXXXX),<text:s/></text:span><text:span text:style-name="T46">kde<text:s/></text:span><text:span text:style-name="T47">RRRR<text:s/></text:span><text:span text:style-name="T48">je kalendářní rok a<text:s/></text:span><text:span text:style-name="T49">XXXXX<text:s/></text:span><text:span text:style-name="T50">je unikátní číslo generované vzestupnou<text:s/></text:span><text:span text:style-name="T51">řadou počínající číslem 00001, které je složeno z celých</text:span><text:span text:style-name="T52"><text:s/></text:span><text:span text:style-name="T53">kladných čísel nepřetržitě po sobě jdoucích.</text:span></text:p>
          </table:table-cell>
        </table:table-row>
        <table:table-row table:style-name="TableRow54">
          <table:table-cell table:style-name="TableCell55">
            <text:p text:style-name="P56">Jednoznačný identifikátor:</text:p>
          </table:table-cell>
          <table:table-cell table:style-name="TableCell57">
            <text:p text:style-name="P58">PID ve formatu KVOPX000ABCD</text:p>
          </table:table-cell>
        </table:table-row>
        <table:table-row table:style-name="TableRow59">
          <table:table-cell table:style-name="TableCell60">
            <text:p text:style-name="P61">Integrační rozhraní k eSSL/ISSD:</text:p>
          </table:table-cell>
          <table:table-cell table:style-name="TableCell62">
            <text:p text:style-name="P63"><text:span text:style-name="T64"> Webové služby rozhraní XRG a dávkové rozhraní <text:s/>INT</text:span></text:p>
          </table:table-cell>
        </table:table-row>
        <table:table-row table:style-name="TableRow65">
          <table:table-cell table:style-name="TableCell66">
            <text:p text:style-name="P67">Vazby na<text:s/>jiné IS:</text:p>
          </table:table-cell>
          <table:table-cell table:style-name="TableCell68">
            <text:p text:style-name="P69">ESO – evidence stanovisek ombudsmana</text:p>
          </table:table-cell>
        </table:table-row>
        <table:table-row table:style-name="TableRow70">
          <table:table-cell table:style-name="TableCell71">
            <text:p text:style-name="P72">Zabezpečení eSSL/ISSD:</text:p>
          </table:table-cell>
          <table:table-cell table:style-name="TableCell73">
            <text:p text:style-name="P74">Smlouva o podpoře s fy. G.<text:s/>spol. s.r.o.</text:p>
          </table:table-cell>
        </table:table-row>
      </table:table>
      <text:p text:style-name="Normální"/>
      <text:p text:style-name="P75"/>
      <text:p text:style-name="P76"/>
      <text:p text:style-name="P77"/>
      <text:p text:style-name="P78"/>
      <text:p text:style-name="P79"/>
      <text:p text:style-name="P80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NewRoman" svg:font-family="TimesNewRoman" style:font-family-generic="system" svg:panose-1="0 0 0 0 0 0 0 0 0 0"/>
    <style:font-face style:name="TimesNewRoman,Bold" svg:font-family="TimesNewRoman,Bold" style:font-family-generic="system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Normální" style:display-name="Normální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cs" style:country-asian="CZ" fo:hyphenate="false"/>
    </style:style>
    <style:style style:name="Standardnípísmoodstavce" style:display-name="Standardní písmo odstavce" style:family="text"/>
    <style:style style:name="Název" style:display-name="Název" style:family="paragraph" style:parent-style-name="Normální">
      <style:paragraph-properties fo:text-align="center"/>
      <style:text-properties fo:font-weight="bold" style:font-weight-asian="bold" style:font-size-complex="10pt" fo:hyphenate="false"/>
    </style:style>
    <style:style style:name="NázevChar" style:display-name="Název Char" style:family="text" style:parent-style-name="Standardnípísmoodstavce">
      <style:text-properties style:font-name="Times New Roman" style:font-name-asian="Times New Roman" style:font-name-complex="Times New Roman" fo:font-weight="bold" style:font-weight-asian="bold" fo:font-size="12pt" style:font-size-asian="12pt" style:font-size-complex="10pt" style:language-asian="cs" style:country-asian="CZ"/>
    </style:style>
    <style:style style:name="Vnitřnípředpis1" style:display-name="Vnitřní předpis 1" style:family="paragraph" style:parent-style-name="Nadpis1" style:auto-update="true" style:default-outline-level="1">
      <style:paragraph-properties fo:keep-together="auto" fo:border="0.0069in solid #000000" fo:padding-top="0.0138in" fo:padding-left="0.0555in" fo:padding-bottom="0.0138in" fo:padding-right="0.0555in" style:shadow="none" fo:text-align="center" fo:margin-top="0.0833in" fo:margin-bottom="0.0833in" fo:line-height="115%" fo:background-color="#D9D9D9"/>
      <style:text-properties style:font-name="Times New Roman" fo:font-weight="bold" style:font-weight-asian="bold" style:font-weight-complex="bold" fo:font-style="italic" style:font-style-asian="italic" style:use-window-font-color="true" style:letter-kerning="true" fo:font-size="18pt" style:font-size-asian="18pt" fo:hyphenate="false"/>
    </style:style>
    <style:style style:name="Vnitřnípředpis1Char1" style:display-name="Vnitřní předpis 1 Char1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letter-kerning="true" fo:font-size="18pt" style:font-size-asian="18pt" style:font-size-complex="16pt" fo:background-color="#D9D9D9" style:language-asian="cs" style:country-asian="CZ"/>
    </style:style>
    <style:style style:name="paragraph" style:display-name="paragraph" style:family="paragraph" style:parent-style-name="Normální">
      <style:paragraph-properties fo:margin-top="0.0694in" fo:margin-bottom="0.0694in"/>
      <style:text-properties fo:hyphenate="false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 style:language-asian="cs" style:country-asian="CZ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style:style style:name="WW_CharLFO1LVL1" style:family="text">
      <style:text-properties style:font-name="Times New Roman" fo:font-weight="bold" style:font-weight-asian="bold" fo:font-size="18pt" style:font-size-asian="18pt"/>
    </style:style>
    <style:style style:name="WW_CharLFO1LVL2" style:family="text">
      <style:text-properties style:font-name="Times New Roman" fo:font-weight="bold" style:font-weight-asian="bold" fo:font-size="14pt" style:font-size-asian="14pt"/>
    </style:style>
    <style:style style:name="WW_CharLFO1LVL3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WW_CharLFO1LVL4" style:family="text">
      <style:text-properties style:font-name="Times New Roman" style:font-name-asian="Times New Roman" style:font-name-complex="Times New Roman" fo:font-style="italic" style:font-style-asian="italic" fo:font-size="12pt" style:font-size-asian="12pt"/>
    </style:style>
    <text:list-style style:name="Vnitřnídokumentace" style:display-name="Vnitřní dokumentace">
      <text:list-level-style-number text:level="1" text:style-name="WW_CharLFO1LVL1" style:num-format="1">
        <style:list-level-properties text:space-before="0.4923in" text:min-label-width="0.3in" text:list-level-position-and-space-mode="label-alignment">
          <style:list-level-label-alignment text:label-followed-by="listtab" fo:margin-left="0.7923in" fo:text-indent="-0.3in"/>
        </style:list-level-properties>
      </text:list-level-style-number>
      <text:list-level-style-number text:level="2" text:style-name="WW_CharLFO1LVL2" style:num-format="1" text:display-levels="2">
        <style:list-level-properties text:space-before="0.4923in" text:min-label-width="0.4in" text:list-level-position-and-space-mode="label-alignment">
          <style:list-level-label-alignment text:label-followed-by="listtab" fo:margin-left="0.8923in" fo:text-indent="-0.4in"/>
        </style:list-level-properties>
      </text:list-level-style-number>
      <text:list-level-style-number text:level="3" text:style-name="WW_CharLFO1LVL3" style:num-suffix=".1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text:style-name="WW_CharLFO1LVL4" style:num-prefix="1.1.1." style:num-format="">
        <style:list-level-properties text:space-before="0.9847in" text:min-label-width="0.6in" text:list-level-position-and-space-mode="label-alignment">
          <style:list-level-label-alignment text:label-followed-by="listtab" fo:margin-left="1.5847in" fo:text-indent="-0.6in"/>
        </style:list-level-properties>
      </text:list-level-style-number>
      <text:list-level-style-number text:level="5" style:num-format="1" text:display-levels="5">
        <style:list-level-properties text:space-before="1.477in" text:min-label-width="0.7in" text:list-level-position-and-space-mode="label-alignment">
          <style:list-level-label-alignment text:label-followed-by="listtab" fo:margin-left="2.177in" fo:text-indent="-0.7in"/>
        </style:list-level-properties>
      </text:list-level-style-number>
      <text:list-level-style-number text:level="6" style:num-format="1" text:display-levels="6">
        <style:list-level-properties text:space-before="1.477in" text:min-label-width="0.8in" text:list-level-position-and-space-mode="label-alignment">
          <style:list-level-label-alignment text:label-followed-by="listtab" fo:margin-left="2.277in" fo:text-indent="-0.8in"/>
        </style:list-level-properties>
      </text:list-level-style-number>
      <text:list-level-style-number text:level="7" style:num-format="1" text:display-levels="7">
        <style:list-level-properties text:space-before="1.477in" text:min-label-width="0.9in" text:list-level-position-and-space-mode="label-alignment">
          <style:list-level-label-alignment text:label-followed-by="listtab" fo:margin-left="2.377in" fo:text-indent="-0.9in"/>
        </style:list-level-properties>
      </text:list-level-style-number>
      <text:list-level-style-number text:level="8" style:num-format="1" text:display-levels="8">
        <style:list-level-properties text:space-before="1.477in" text:min-label-width="1in" text:list-level-position-and-space-mode="label-alignment">
          <style:list-level-label-alignment text:label-followed-by="listtab" fo:margin-left="2.477in" fo:text-indent="-1in"/>
        </style:list-level-properties>
      </text:list-level-style-number>
      <text:list-level-style-number text:level="9" style:num-format="1" text:display-levels="9">
        <style:list-level-properties text:space-before="1.477in" text:min-label-width="1.1in" text:list-level-position-and-space-mode="label-alignment">
          <style:list-level-label-alignment text:label-followed-by="listtab" fo:margin-left="2.577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rejcová Vendula</meta:initial-creator>
    <dc:creator>Bádrová Pavlína Mgr.</dc:creator>
    <meta:creation-date>2019-09-24T09:20:00Z</meta:creation-date>
    <dc:date>2019-09-24T09:23:00Z</dc:date>
    <meta:template xlink:href="Normal" xlink:type="simple"/>
    <meta:editing-cycles>3</meta:editing-cycles>
    <meta:editing-duration>PT120S</meta:editing-duration>
    <meta:user-defined meta:name="MSIP_Label_ddfdcfce-ddd9-46fd-a41e-890a4587f248_Enabled">True</meta:user-defined>
    <meta:user-defined meta:name="MSIP_Label_ddfdcfce-ddd9-46fd-a41e-890a4587f248_SiteId">75660d71-8529-414f-8ee4-8511d8f023aa</meta:user-defined>
    <meta:user-defined meta:name="MSIP_Label_ddfdcfce-ddd9-46fd-a41e-890a4587f248_Owner">70907@ukzuz.cz</meta:user-defined>
    <meta:user-defined meta:name="MSIP_Label_ddfdcfce-ddd9-46fd-a41e-890a4587f248_SetDate">2019-09-13T07:24:53.4874054Z</meta:user-defined>
    <meta:user-defined meta:name="MSIP_Label_ddfdcfce-ddd9-46fd-a41e-890a4587f248_Name">General</meta:user-defined>
    <meta:user-defined meta:name="MSIP_Label_ddfdcfce-ddd9-46fd-a41e-890a4587f248_Application">Microsoft Azure Information Protection</meta:user-defined>
    <meta:user-defined meta:name="MSIP_Label_ddfdcfce-ddd9-46fd-a41e-890a4587f248_ActionId">63951a0d-4c6c-416a-8f52-7cab51b69cce</meta:user-defined>
    <meta:user-defined meta:name="MSIP_Label_ddfdcfce-ddd9-46fd-a41e-890a4587f248_Extended_MSFT_Method">Automatic</meta:user-defined>
    <meta:user-defined meta:name="Sensitivity">General</meta:user-defined>
    <meta:user-defined meta:name="ContentTypeId">0x01010032E6D441E0EDEE4099CF7A4F15BBB0FF</meta:user-defined>
    <meta:document-statistic meta:page-count="1" meta:paragraph-count="2" meta:word-count="152" meta:character-count="1053" meta:row-count="7" meta:non-whitespace-character-count="903"/>
  </office:meta>
</office:document-meta>
</file>